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26.702cm" style:rel-width="100%" fo:margin-top="0cm" fo:margin-bottom="0cm" fo:break-before="auto" fo:break-after="auto" table:align="center" style:may-break-between-rows="true" style:writing-mode="lr-tb"/>
    </style:style>
    <style:style style:name="Таблица1.A" style:family="table-column">
      <style:table-column-properties style:column-width="1.416cm" style:rel-column-width="803*"/>
    </style:style>
    <style:style style:name="Таблица1.B" style:family="table-column">
      <style:table-column-properties style:column-width="4.006cm" style:rel-column-width="2271*"/>
    </style:style>
    <style:style style:name="Таблица1.C" style:family="table-column">
      <style:table-column-properties style:column-width="1.87cm" style:rel-column-width="1060*"/>
    </style:style>
    <style:style style:name="Таблица1.D" style:family="table-column">
      <style:table-column-properties style:column-width="7.743cm" style:rel-column-width="4390*"/>
    </style:style>
    <style:style style:name="Таблица1.E" style:family="table-column">
      <style:table-column-properties style:column-width="2.136cm" style:rel-column-width="1211*"/>
    </style:style>
    <style:style style:name="Таблица1.F" style:family="table-column">
      <style:table-column-properties style:column-width="3.731cm" style:rel-column-width="2115*"/>
    </style:style>
    <style:style style:name="Таблица1.G" style:family="table-column">
      <style:table-column-properties style:column-width="5.8cm" style:rel-column-width="3288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text-properties style:font-name="Arial" fo:font-weight="normal" officeooo:rsid="001b5e1c" style:font-weight-asian="normal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24a8" officeooo:paragraph-rsid="003c5c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Обычный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Обычный">
      <style:paragraph-properties fo:text-align="center" style:justify-single-word="false">
        <style:tab-stops/>
      </style:paragraph-properties>
      <style:text-properties style:font-name="Times New Roman" fo:font-size="12pt" officeooo:paragraph-rsid="004e57a5" style:font-size-asian="12pt" style:font-size-complex="12pt"/>
    </style:style>
    <style:style style:name="P6" style:family="paragraph" style:parent-style-name="Обычный">
      <style:paragraph-properties fo:text-align="center" style:justify-single-word="false">
        <style:tab-stops/>
      </style:paragraph-properties>
      <style:text-properties style:font-name="Times New Roman" fo:font-size="12pt" fo:language="en" fo:country="US" officeooo:rsid="003db0e0" officeooo:paragraph-rsid="003db0e0" style:font-size-asian="12pt" style:font-size-complex="12pt"/>
    </style:style>
    <style:style style:name="P7" style:family="paragraph" style:parent-style-name="Обычный">
      <style:paragraph-properties fo:text-align="center" style:justify-single-word="false">
        <style:tab-stops/>
      </style:paragraph-properties>
      <style:text-properties style:font-name="Times New Roman" fo:font-size="12pt" fo:language="en" fo:country="US" officeooo:rsid="003550bf" officeooo:paragraph-rsid="004e57a5" style:font-size-asian="12pt" style:font-size-complex="12pt"/>
    </style:style>
    <style:style style:name="P8" style:family="paragraph" style:parent-style-name="Обычный">
      <style:paragraph-properties fo:text-align="center" style:justify-single-word="false">
        <style:tab-stops/>
      </style:paragraph-properties>
      <style:text-properties officeooo:paragraph-rsid="004e57a5"/>
    </style:style>
    <style:style style:name="P9" style:family="paragraph" style:parent-style-name="Обычный">
      <style:paragraph-properties fo:margin-top="0.212cm" fo:margin-bottom="0cm" loext:contextual-spacing="false" fo:text-align="center" style:justify-single-word="false">
        <style:tab-stops/>
      </style:paragraph-properties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 style:parent-style-name="Обычный">
      <style:paragraph-properties fo:margin-top="0.212cm" fo:margin-bottom="0cm" loext:contextual-spacing="false" fo:text-align="center" style:justify-single-word="false">
        <style:tab-stops/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80" style:font-name="Times New Roman" fo:font-size="12pt" fo:language="zxx" fo:country="none" style:text-underline-style="solid" style:text-underline-width="auto" style:text-underline-color="font-color" officeooo:rsid="004130c4" style:font-name-asian="Arial1" style:font-size-asian="12pt" style:language-asian="zxx" style:country-asian="none" style:font-size-complex="12pt" style:language-complex="zxx" style:country-complex="none"/>
    </style:style>
    <style:style style:name="T2" style:family="text">
      <style:text-properties fo:color="#000000" style:text-outline="false" style:text-line-through-style="none" style:text-line-through-type="none" style:font-name="Times New Roman1" fo:font-size="12pt" fo:language="zxx" fo:country="none" fo:font-style="normal" fo:text-shadow="none" style:text-underline-style="none" fo:font-weight="normal" officeooo:rsid="001824a8" style:font-name-asian="Arial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" style:family="text">
      <style:text-properties style:font-name="Times New Roman" fo:font-size="12pt" fo:language="en" fo:country="US" officeooo:rsid="004cefcf" style:font-size-asian="12pt" style:font-size-complex="12pt"/>
    </style:style>
    <style:style style:name="T4" style:family="text">
      <style:text-properties style:font-name="Times New Roman" fo:font-size="12pt" officeooo:rsid="004cefcf" style:font-size-asian="12pt" style:font-size-complex="12pt"/>
    </style:style>
  </office:automatic-styles>
  <office:body>
    <office:text>
      <office:forms form:automatic-focus="false" form:apply-design-mode="false">
        <form:form form:name="Форма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string" text:name="py3o.g.num"/>
        <text:variable-decl office:value-type="string" text:name="py3o.line.n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tage" text:name="py3o.document.stage"/>
        <text:user-field-decl office:value-type="string" office:string-value="m.num" text:name="py3o.m.num"/>
        <text:user-field-decl office:value-type="string" office:string-value="m.student_name" text:name="py3o.m.student_name"/>
        <text:user-field-decl office:value-type="string" office:string-value="cu.year_print" text:name="py3o.cu.year_print"/>
        <text:user-field-decl office:value-type="string" office:string-value="cu.course_print" text:name="py3o.cu.course_print"/>
        <text:user-field-decl office:value-type="string" office:string-value="cu.semester" text:name="py3o.cu.semester"/>
        <text:user-field-decl office:value-type="string" office:string-value="groups" text:name="py3o.document.groups"/>
        <text:user-field-decl office:value-type="string" office:string-value="specialty" text:name="py3o.document.specialty"/>
        <text:user-field-decl office:value-type="string" office:string-value="specialization" text:name="py3o.document.specialization"/>
        <text:user-field-decl office:value-type="string" office:string-value="cu.teacher.rank" text:name="py3o.cu.teacher.rank"/>
        <text:user-field-decl office:value-type="string" office:string-value="cu.teacher.full_name_short" text:name="py3o.cu.teacher.full_name_short"/>
        <text:user-field-decl office:value-type="string" office:string-value="cu.subject.name" text:name="py3o.cu.subject.name"/>
        <text:user-field-decl office:value-type="string" office:string-value="cu.mark_type_name" text:name="py3o.cu.mark_type_name"/>
        <text:user-field-decl office:value-type="string" office:string-value="m.student.full_name_short" text:name="py3o.m.student.full_name_short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cu.hours_att_1" text:name="py3o.cu.hours_att_1"/>
        <text:user-field-decl office:value-type="string" office:string-value="cu.hours_att_2" text:name="py3o.cu.hours_att_2"/>
        <text:user-field-decl office:value-type="string" office:string-value="cu.hours_att_3" text:name="py3o.cu.hours_att_3"/>
        <text:user-field-decl office:value-type="string" office:string-value="cu.hours" text:name="py3o.cu.hours"/>
        <text:user-field-decl office:value-type="string" office:string-value="i" text:name="py3o.i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g.course_print" text:name="py3o.g.course_print"/>
        <text:user-field-decl office:value-type="string" office:string-value="g.specialty.name" text:name="py3o.g.specialty.name"/>
        <text:user-field-decl office:value-type="string" office:string-value="g.curator.full_name" text:name="py3o.g.curator.full_name"/>
        <text:user-field-decl office:value-type="string" office:string-value="g.department.name_short" text:name="py3o.g.department.name_short"/>
        <text:user-field-decl office:value-type="string" office:string-value="g.curator.phone_format" text:name="py3o.g.curator.phone_format"/>
        <text:user-field-decl office:value-type="string" office:string-value="g.curator.email" text:name="py3o.g.curator.email"/>
        <text:user-field-decl office:value-type="string" office:string-value="g.num" text:name="py3o.g.num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header-rows>
          <table:table-row table:style-name="Таблица1.1">
            <table:table-cell table:style-name="Таблица1.A1" office:value-type="string">
              <text:p text:style-name="P10">Курс</text:p>
            </table:table-cell>
            <table:table-cell table:style-name="Таблица1.A1" office:value-type="string">
              <text:p text:style-name="P10">Направление / Специальность</text:p>
            </table:table-cell>
            <table:table-cell table:style-name="Таблица1.A1" office:value-type="string">
              <text:p text:style-name="P10">Группа</text:p>
            </table:table-cell>
            <table:table-cell table:style-name="Таблица1.A1" office:value-type="string">
              <text:p text:style-name="P10">ФИО куратора (полностью)</text:p>
            </table:table-cell>
            <table:table-cell table:style-name="Таблица1.A1" office:value-type="string">
              <text:p text:style-name="P10">Кафедра</text:p>
            </table:table-cell>
            <table:table-cell table:style-name="Таблица1.A1" office:value-type="string">
              <text:p text:style-name="P10">Моб. телефон</text:p>
            </table:table-cell>
            <table:table-cell table:style-name="Таблица1.A1" office:value-type="string">
              <text:p text:style-name="P9">E-mail</text:p>
            </table:table-cell>
          </table:table-row>
        </table:table-header-rows>
        <table:table-row table:style-name="Таблица1.1">
          <table:table-cell table:style-name="Таблица1.A1" table:number-columns-spanned="7" office:value-type="string">
            <text:p text:style-name="P1"><text:a xlink:type="simple" xlink:href="py3o://for=%22g%20in%20stud_groups%22" text:style-name="Internet_20_link" text:visited-style-name="Visited_20_Internet_20_Link"><text:span text:style-name="T1">for="g in stud_group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6"><text:user-field-get text:name="py3o.g.course_print">g.course_print</text:user-field-get></text:p>
          </table:table-cell>
          <table:table-cell table:style-name="Таблица1.A1" office:value-type="string">
            <text:p text:style-name="P4"><text:user-field-get text:name="py3o.g.specialty.name">g.specialty.name</text:user-field-get></text:p>
          </table:table-cell>
          <table:table-cell table:style-name="Таблица1.A1" office:value-type="string">
            <text:p text:style-name="P4"><text:user-field-get text:name="py3o.g.num">g.num</text:user-field-get></text:p>
          </table:table-cell>
          <table:table-cell table:style-name="Таблица1.A1" office:value-type="string">
            <text:p text:style-name="P8"><text:a xlink:type="simple" xlink:href="py3o://if=%22g.curator%22" text:style-name="Internet_20_link" text:visited-style-name="Visited_20_Internet_20_Link"><text:span text:style-name="T3">if="g.curator"</text:span></text:a></text:p>
            <text:p text:style-name="P5"><text:user-field-get text:name="py3o.g.curator.full_name">g.curator.full_name</text:user-field-get></text:p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table-cell table:style-name="Таблица1.A1" office:value-type="string">
            <text:p text:style-name="P8"><text:a xlink:type="simple" xlink:href="py3o://if=%22g.department%22" text:style-name="Internet_20_link" text:visited-style-name="Visited_20_Internet_20_Link"><text:span text:style-name="T3">if="g.department"</text:span></text:a></text:p>
            <text:p text:style-name="P5"><text:user-field-get text:name="py3o.g.department.name_short">g.department.name_short</text:user-field-get></text:p>
            <text:p text:style-name="P8"><text:a xlink:type="simple" xlink:href="py3o:///if" text:style-name="Internet_20_link" text:visited-style-name="Visited_20_Internet_20_Link"><text:span text:style-name="T4">/if</text:span></text:a></text:p>
          </table:table-cell>
          <table:table-cell table:style-name="Таблица1.A1" office:value-type="string">
            <text:p text:style-name="P8"><text:a xlink:type="simple" xlink:href="py3o://if=%22g.curator%22" text:style-name="Internet_20_link" text:visited-style-name="Visited_20_Internet_20_Link"><text:span text:style-name="T3">if="g.curator"</text:span></text:a></text:p>
            <text:p text:style-name="P7"><text:user-field-get text:name="py3o.g.curator.phone_format">g.curator.phone_format</text:user-field-get></text:p>
            <text:p text:style-name="P8"><text:a xlink:type="simple" xlink:href="py3o:///if" text:style-name="Internet_20_link" text:visited-style-name="Visited_20_Internet_20_Link"><text:span text:style-name="T3">/if</text:span></text:a></text:p>
          </table:table-cell>
          <table:table-cell table:style-name="Таблица1.A1" office:value-type="string">
            <text:p text:style-name="P8"><text:a xlink:type="simple" xlink:href="py3o://if=%22g.curator%22" text:style-name="Internet_20_link" text:visited-style-name="Visited_20_Internet_20_Link"><text:span text:style-name="T3">if="g.curator"</text:span></text:a></text:p>
            <text:p text:style-name="P5"><text:user-field-get text:name="py3o.g.curator.email">g.curator.email</text:user-field-get></text:p>
            <text:p text:style-name="P8"><text:a xlink:type="simple" xlink:href="py3o:///if" text:style-name="Internet_20_link" text:visited-style-name="Visited_20_Internet_20_Link"><text:span text:style-name="T3">/if</text:span></text:a></text:p>
          </table:table-cell>
        </table:table-row>
        <table:table-row table:style-name="Таблица1.1">
          <table:table-cell table:style-name="Таблица1.A1" table:number-columns-spanned="7" office:value-type="string">
            <text:p text:style-name="P3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>
      <style:paragraph-properties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T4H36M4S</meta:editing-duration>
    <meta:editing-cycles>52</meta:editing-cycles>
    <dc:date>2021-11-24T12:33:57.241651941</dc:date>
    <meta:document-statistic meta:table-count="1" meta:image-count="0" meta:object-count="0" meta:page-count="1" meta:paragraph-count="24" meta:word-count="31" meta:character-count="297" meta:non-whitespace-character-count="290"/>
  </office:meta>
</office:document-meta>
</file>